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0.339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7.13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3.773cm"/>
    </style:style>
    <style:style style:name="co11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ffff"/>
    </style:style>
  </office:automatic-styles>
  <office:body>
    <office:spreadsheet>
      <table:table table:name="tod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Kategori</text:p>
          </table:table-cell>
          <table:table-cell table:style-name="ce1" office:value-type="string">
            <text:p>Verinin Hazırlanması</text:p>
          </table:table-cell>
          <table:table-cell table:style-name="ce1" office:value-type="string">
            <text:p>sorumlu</text:p>
          </table:table-cell>
          <table:table-cell table:style-name="ce1" office:value-type="string">
            <text:p>durum</text:p>
          </table:table-cell>
          <table:table-cell/>
        </table:table-row>
        <table:table-row table:style-name="ro1">
          <table:table-cell office:value-type="string">
            <text:p>Veri Ön işleme</text:p>
          </table:table-cell>
          <table:table-cell table:style-name="ce2" office:value-type="string">
            <text:p>Kategori verileri indirilecek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table:style-name="ce2" office:value-type="string">
            <text:p>Türk markaların ürünlerinin belirlenmesi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table:style-name="ce2" office:value-type="string">
            <text:p>miss value analizi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table:style-name="ce3" office:value-type="string">
            <text:p>yeni feature(glisemik indeks, nova score)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table:style-name="ce4" office:value-type="string">
            <text:p>ürün resimleri için bakılması gerekiyor</text:p>
          </table:table-cell>
          <table:table-cell office:value-type="string">
            <text:p>ALL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product name her ülke için ayrı bir sütun halinde tutulmuş, lc bilgisine göre tek bir alan haline getirebiliriz.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gereksiz sütunların silinmesi, KATEGORİ PRODUCT NAME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Kategori alanının eklenip güncellenmesi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Kategori datasetinin ayrı olarak eklenmesi, ayrı bir csv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Son data csv dosyasının oluşturulması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ürün ingredients bilgisi ülkeye göre değişiyorsa tek bir alana indirgenmesi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User Preferences datasetinin belirlenmesi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User Preferences bilgisini alıp yeni bir dataset döndüren bir fonksiyon yazılması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Model </text:p>
          </table:table-cell>
          <table:table-cell office:value-type="string">
            <text:p>Product code alıp user preferences datasetindeki değerlere göre Ekrana Vereceğimiz değerleri belirleyip yeni dataset olarak döndüren bir fonksiyon yazılması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Ürün code ve allerji bilgisini alıp aynı kategoride allerji içeriği olmayan ürünlerin listesini döndüren bir fonksiyon yazılması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ön yüz açılacak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Kriter ekranı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Kişiye özel tanımlama yapılacak ekran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Ürün detay ekranı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öneri ekranı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table:style-name="ce4" office:value-type="string">
            <text:p>Streamlit 101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Sunum</text:p>
          </table:table-cell>
          <table:table-cell table:number-columns-repeated="4"/>
        </table:table-row>
      </table:table>
      <table:table table:name="ProductDetail Dataset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UserPrefer_Dataset" table:style-name="ta1" table:print="false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6" table:number-columns-repeated="2" table:default-cell-style-name="Default"/>
        <table:table-column table:style-name="co9" table:default-cell-style-name="ce6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row table:style-name="ro1">
          <table:table-cell table:style-name="Default" table:number-columns-repeated="3"/>
          <table:table-cell table:number-columns-repeated="3"/>
          <table:table-cell table:style-name="ce6"/>
          <table:table-cell table:style-name="ce6" office:value-type="string">
            <text:p>ürün detay ekranı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Kriterler</text:p>
          </table:table-cell>
          <table:table-cell table:number-columns-repeated="4"/>
          <table:table-cell table:style-name="ce6"/>
          <table:table-cell table:style-name="ce6" office:value-type="string">
            <text:p>product_detail_df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office:value-type="string">
            <text:p>code</text:p>
          </table:table-cell>
          <table:table-cell table:number-columns-repeated="6"/>
        </table:table-row>
        <table:table-row table:style-name="ro1">
          <table:table-cell table:style-name="ce5" office:value-type="string">
            <text:p>Type</text:p>
          </table:table-cell>
          <table:table-cell table:style-name="ce5" office:value-type="string">
            <text:p>Criteria</text:p>
          </table:table-cell>
          <table:table-cell office:value-type="string">
            <text:p>Value</text:p>
          </table:table-cell>
          <table:table-cell table:number-columns-repeated="2"/>
          <table:table-cell table:style-name="Default" office:value-type="string">
            <text:p>name</text:p>
          </table:table-cell>
          <table:table-cell office:value-type="float" office:value="789999999">
            <text:p>789999999</text:p>
          </table:table-cell>
          <table:table-cell table:number-columns-repeated="5"/>
        </table:table-row>
        <table:table-row table:style-name="ro1">
          <table:table-cell office:value-type="string">
            <text:p>Nutritional_Quality</text:p>
          </table:table-cell>
          <table:table-cell office:value-type="string">
            <text:p>Nutrition_Scor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Brands</text:p>
          </table:table-cell>
          <table:table-cell office:value-type="string">
            <text:p>cAPELLİNİ</text:p>
          </table:table-cell>
          <table:table-cell table:number-columns-repeated="5"/>
        </table:table-row>
        <table:table-row table:style-name="ro1">
          <table:table-cell office:value-type="string">
            <text:p>Nova_Quality</text:p>
          </table:table-cell>
          <table:table-cell office:value-type="string">
            <text:p>NOVA_Scor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Stores</text:p>
          </table:table-cell>
          <table:table-cell table:number-columns-repeated="6"/>
        </table:table-row>
        <table:table-row table:style-name="ro1">
          <table:table-cell office:value-type="string">
            <text:p>Glisemic_Quality</text:p>
          </table:table-cell>
          <table:table-cell office:value-type="string">
            <text:p>Glisemic_Index_Scor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İngredients</text:p>
          </table:table-cell>
          <table:table-cell table:number-columns-repeated="6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Glut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Nutrition_Score</text:p>
          </table:table-cell>
          <table:table-cell table:number-columns-repeated="6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Milk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NOVA_Score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Egg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Glisemic_Index_Scor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Peanut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llergen_Gluten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Nut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llergen_Milk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Soybean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llergen_Egg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>
            <text:p>Allergen_Peanut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>
            <text:p>Allergen_Nut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>
            <text:p>Allergen_Soybeans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3">03.09.2023</text:date>, <text:time>15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zan y</meta:initial-creator>
    <meta:creation-date>2023-08-30T14:35:45.58</meta:creation-date>
    <meta:generator>OpenOffice/4.1.14$Win32 OpenOffice.org_project/4114m1$Build-9811</meta:generator>
    <dc:date>2023-09-03T15:07:21.18</dc:date>
    <dc:creator>suzan y</dc:creator>
    <meta:editing-duration>PT4H49M47S</meta:editing-duration>
    <meta:editing-cycles>33</meta:editing-cycles>
    <meta:document-statistic meta:table-count="3" meta:cell-count="126" meta:object-count="0"/>
  </office:meta>
</office:document-meta>
</file>